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828cc" officeooo:paragraph-rsid="001828c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-Jack wire colors</text:p>
      <text:p text:style-name="P1"/>
      <text:p text:style-name="P1">EIO0 <text:s/>Brown</text:p>
      <text:p text:style-name="P1">EIO1 <text:s/>Red</text:p>
      <text:p text:style-name="P1">EIO2 <text:s/>Orange</text:p>
      <text:p text:style-name="P1">EIO3 <text:s/>Yellow</text:p>
      <text:p text:style-name="P1">EIO4 <text:s/>Green</text:p>
      <text:p text:style-name="P1">EIO5 <text:s/>Blue</text:p>
      <text:p text:style-name="P1">EIO6 <text:s/>Purple</text:p>
      <text:p text:style-name="P1">EIO7 <text:s/>White</text:p>
      <text:p text:style-name="P1"/>
      <text:p text:style-name="P1">FIO0 <text:s/>Brown</text:p>
      <text:p text:style-name="P1">FIO1 <text:s/>Red</text:p>
      <text:p text:style-name="P1">FIO2 <text:s/>Orange</text:p>
      <text:p text:style-name="P1">FIO3 <text:s/>Yellow</text:p>
      <text:p text:style-name="P1">FIO4 <text:s/>Green</text:p>
      <text:p text:style-name="P1">FIO5 <text:s/>Blue</text:p>
      <text:p text:style-name="P1">FIO6 <text:s/>Purple</text:p>
      <text:p text:style-name="P1">FIO7 <text:s/>Wh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7:38:58.282375808</meta:creation-date>
    <dc:date>2016-04-06T17:43:10.347929508</dc:date>
    <meta:editing-duration>P0D</meta:editing-duration>
    <meta:editing-cycles>1</meta:editing-cycles>
    <meta:document-statistic meta:table-count="0" meta:image-count="0" meta:object-count="0" meta:page-count="1" meta:paragraph-count="17" meta:word-count="35" meta:character-count="195" meta:non-whitespace-character-count="161"/>
    <meta:generator>LibreOffice/4.1.3.2$Linux_X86_64 LibreOffice_project/410m0$Build-2</meta:generator>
  </office:meta>
</office:document-meta>
</file>